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d8b7f"/>
    </style:style>
    <style:style style:name="P2" style:family="paragraph" style:parent-style-name="Standard" style:list-style-name="L1">
      <style:text-properties officeooo:rsid="000ce722" officeooo:paragraph-rsid="000ce722"/>
    </style:style>
    <style:style style:name="P3" style:family="paragraph" style:parent-style-name="Standard" style:list-style-name="L1">
      <style:text-properties officeooo:rsid="000ce722" officeooo:paragraph-rsid="000de371"/>
    </style:style>
    <style:style style:name="P4" style:family="paragraph" style:parent-style-name="Standard" style:list-style-name="L1">
      <style:text-properties officeooo:rsid="000ce722" officeooo:paragraph-rsid="0013daa7"/>
    </style:style>
    <style:style style:name="P5" style:family="paragraph" style:parent-style-name="Standard" style:list-style-name="L1">
      <style:text-properties officeooo:rsid="000ce722" officeooo:paragraph-rsid="000faa9a"/>
    </style:style>
    <style:style style:name="P6" style:family="paragraph" style:parent-style-name="Standard" style:list-style-name="L1">
      <style:text-properties officeooo:rsid="000ce722" officeooo:paragraph-rsid="001941ce"/>
    </style:style>
    <style:style style:name="P7" style:family="paragraph" style:parent-style-name="Standard" style:list-style-name="L2">
      <style:text-properties officeooo:rsid="000ce722" officeooo:paragraph-rsid="000faa9a"/>
    </style:style>
    <style:style style:name="P8" style:family="paragraph" style:parent-style-name="Standard" style:list-style-name="L2">
      <style:text-properties officeooo:rsid="000ce722" officeooo:paragraph-rsid="00110004"/>
    </style:style>
    <style:style style:name="P9" style:family="paragraph" style:parent-style-name="Standard" style:list-style-name="L3">
      <style:text-properties officeooo:rsid="000ce722" officeooo:paragraph-rsid="000ce722"/>
    </style:style>
    <style:style style:name="P10" style:family="paragraph" style:parent-style-name="Standard" style:list-style-name="L3">
      <style:text-properties officeooo:rsid="000ce722" officeooo:paragraph-rsid="00122282"/>
    </style:style>
    <style:style style:name="P11" style:family="paragraph" style:parent-style-name="Standard" style:list-style-name="L3">
      <style:text-properties officeooo:rsid="000ce722" officeooo:paragraph-rsid="0015c76e"/>
    </style:style>
    <style:style style:name="P12" style:family="paragraph" style:parent-style-name="Standard" style:list-style-name="L3">
      <style:text-properties officeooo:rsid="000ce722" officeooo:paragraph-rsid="000d8b7f"/>
    </style:style>
    <style:style style:name="P13" style:family="paragraph" style:parent-style-name="Standard" style:list-style-name="L3">
      <style:text-properties officeooo:rsid="000ce722" officeooo:paragraph-rsid="001941ce"/>
    </style:style>
    <style:style style:name="P14" style:family="paragraph" style:parent-style-name="Standard" style:list-style-name="L4">
      <style:text-properties officeooo:rsid="000ce722" officeooo:paragraph-rsid="00122282"/>
    </style:style>
    <style:style style:name="P15" style:family="paragraph" style:parent-style-name="Standard" style:list-style-name="L4">
      <style:text-properties officeooo:rsid="000ce722" officeooo:paragraph-rsid="001941ce"/>
    </style:style>
    <style:style style:name="P16" style:family="paragraph" style:parent-style-name="Standard" style:list-style-name="L1">
      <style:text-properties officeooo:rsid="0013daa7" officeooo:paragraph-rsid="0013daa7"/>
    </style:style>
    <style:style style:name="P17" style:family="paragraph" style:parent-style-name="Standard" style:list-style-name="L3">
      <style:text-properties officeooo:paragraph-rsid="000ce722"/>
    </style:style>
    <style:style style:name="P18" style:family="paragraph" style:parent-style-name="Standard" style:list-style-name="L3">
      <style:text-properties officeooo:paragraph-rsid="000de371"/>
    </style:style>
    <style:style style:name="P19" style:family="paragraph" style:parent-style-name="Standard" style:list-style-name="L4">
      <style:text-properties officeooo:rsid="0017bd42" officeooo:paragraph-rsid="0017bd42"/>
    </style:style>
    <style:style style:name="P20" style:family="paragraph" style:parent-style-name="Standard" style:list-style-name="L4">
      <style:text-properties officeooo:rsid="0017bd42" officeooo:paragraph-rsid="00185621"/>
    </style:style>
    <style:style style:name="P21" style:family="paragraph" style:parent-style-name="Heading_20_3">
      <style:text-properties officeooo:rsid="000ce722"/>
    </style:style>
    <style:style style:name="P22" style:family="paragraph" style:parent-style-name="Heading_20_3">
      <style:text-properties officeooo:rsid="000ce722" officeooo:paragraph-rsid="000de371"/>
    </style:style>
    <style:style style:name="T1" style:family="text">
      <style:text-properties officeooo:rsid="000ce722"/>
    </style:style>
    <style:style style:name="T2" style:family="text">
      <style:text-properties officeooo:rsid="000d8b7f"/>
    </style:style>
    <style:style style:name="T3" style:family="text">
      <style:text-properties officeooo:rsid="000de371"/>
    </style:style>
    <style:style style:name="T4" style:family="text">
      <style:text-properties officeooo:rsid="001856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3">Meilenstein</text:h>
      <text:list xml:id="list41242117" text:style-name="L1">
        <text:list-item>
          <text:list>
            <text:list-item>
              <text:p text:style-name="P2">Sortieren einer Collection</text:p>
            </text:list-item>
            <text:list-item>
              <text:p text:style-name="P2">Anlegen von Entitäten</text:p>
            </text:list-item>
            <text:list-item>
              <text:p text:style-name="P2">Anmeldung von Eltern (Account)</text:p>
            </text:list-item>
            <text:list-item>
              <text:p text:style-name="P3">E-Mail-Service: <text:s/>Aufbereitung der Nachricht</text:p>
            </text:list-item>
            <text:list-item>
              <text:p text:style-name="P4">Erstellung von Tasks</text:p>
            </text:list-item>
            <text:list-item>
              <text:p text:style-name="P6">Hinzufügen von Kinderkrippen-personal / <text:s/>Admin</text:p>
            </text:list-item>
          </text:list>
        </text:list-item>
      </text:list>
      <text:h text:style-name="P21" text:outline-level="3">Meilenstein</text:h>
      <text:list xml:id="list41269448" text:continue-numbering="true" text:style-name="L1">
        <text:list-item>
          <text:list>
            <text:list-item>
              <text:p text:style-name="P2">Anmeldung von Kind</text:p>
            </text:list-item>
            <text:list-item>
              <text:p text:style-name="P5">PDF-Export</text:p>
            </text:list-item>
            <text:list-item>
              <text:p text:style-name="P2">Kinder-Stammblatt: Anzeigen von Daten</text:p>
            </text:list-item>
            <text:list-item>
              <text:p text:style-name="P2">Kontaktliste: Anzeigen von Daten</text:p>
            </text:list-item>
            <text:list-item>
              <text:p text:style-name="P2">Tages-Ansicht</text:p>
            </text:list-item>
            <text:list-item>
              <text:p text:style-name="P1"><text:span text:style-name="T2">Tagesplaner: </text:span>Employee : <text:span text:style-name="T1">Anzeige der Daten</text:span></text:p>
            </text:list-item>
            <text:list-item>
              <text:p text:style-name="P16">Zuweisung von Tasks</text:p>
            </text:list-item>
          </text:list>
        </text:list-item>
      </text:list>
      <text:h text:style-name="P22" text:outline-level="3">Meilenstein</text:h>
      <text:list xml:id="list41240516" text:style-name="L2">
        <text:list-item>
          <text:list>
            <text:list-item>
              <text:p text:style-name="P7">Kontaktliste: Aufbereitung für PDF-Export</text:p>
            </text:list-item>
            <text:list-item>
              <text:p text:style-name="P8">Kinder-Stammblatt: Bearbeiten von Daten</text:p>
            </text:list-item>
          </text:list>
        </text:list-item>
      </text:list>
      <text:list xml:id="list41216694" text:style-name="L3">
        <text:list-item>
          <text:list>
            <text:list-item>
              <text:p text:style-name="P9">Tagesplaner: Aufbereitung für PDF-Export</text:p>
            </text:list-item>
            <text:list-item>
              <text:p text:style-name="P18"><text:span text:style-name="T3">Tagesplaner: Eltern: </text:span><text:span text:style-name="T1">Wochenplan für Anmeldung</text:span></text:p>
            </text:list-item>
            <text:list-item>
              <text:p text:style-name="P10">Filtern einer Collection</text:p>
            </text:list-item>
            <text:list-item>
              <text:p text:style-name="P11">Ausgabe von Tasks</text:p>
            </text:list-item>
            <text:list-item>
              <text:p text:style-name="P11">Ferienzeit und Feiertage</text:p>
            </text:list-item>
            <text:list-item>
              <text:p text:style-name="P13">Hinzufügen von Bezugsperson durch Kinderkrippen-personal</text:p>
            </text:list-item>
            <text:list-item>
              <text:p text:style-name="P13">Schreiben von Ereignissen in eine Datei</text:p>
            </text:list-item>
          </text:list>
        </text:list-item>
      </text:list>
      <text:h text:style-name="P21" text:outline-level="3">Meilenstein</text:h>
      <text:list xml:id="list41259462" text:continue-numbering="true" text:style-name="L3">
        <text:list-item>
          <text:list>
            <text:list-item>
              <text:p text:style-name="P12">Bekanntgabe von Abwesenheit (bis zu einem gewissen Zeitpunkt)</text:p>
            </text:list-item>
            <text:list-item>
              <text:p text:style-name="P9">Wochen-Ansicht</text:p>
            </text:list-item>
            <text:list-item>
              <text:p text:style-name="P10">Überschreitung Abemeldedatum</text:p>
            </text:list-item>
            <text:list-item>
              <text:p text:style-name="P18"><text:span text:style-name="T3">Tagesplaner: Eltern: </text:span><text:span text:style-name="T1">Wochenplan für Essen</text:span></text:p>
            </text:list-item>
            <text:list-item>
              <text:p text:style-name="P18"><text:span text:style-name="T1">E-Mail-Service: </text:span><text:span text:style-name="T3">Versand</text:span><text:span text:style-name="T1"> der Nachricht</text:span></text:p>
            </text:list-item>
            <text:list-item>
              <text:p text:style-name="P11">Überbelegung/Maximal Belegung</text:p>
            </text:list-item>
            <text:list-item>
              <text:p text:style-name="P13">Anzeige des Logs</text:p>
            </text:list-item>
          </text:list>
        </text:list-item>
      </text:list>
      <text:h text:style-name="P21" text:outline-level="3">Meilenstein</text:h>
      <text:list xml:id="list41267973" text:continue-numbering="true" text:style-name="L3">
        <text:list-item>
          <text:list>
            <text:list-item>
              <text:p text:style-name="P17">Monats-Ansicht</text:p>
            </text:list-item>
            <text:list-item>
              <text:p text:style-name="P9">Jahres-Ansicht</text:p>
            </text:list-item>
          </text:list>
        </text:list-item>
      </text:list>
      <text:list xml:id="list41233868" text:style-name="L4">
        <text:list-item>
          <text:list>
            <text:list-item>
              <text:p text:style-name="P14">Handhabung von Inaktiven Benutzern</text:p>
            </text:list-item>
            <text:list-item>
              <text:p text:style-name="P15">E-Mail mit Zugangsdaten für neue Eltern</text:p>
            </text:list-item>
            <text:list-item>
              <text:p text:style-name="P15">E-Mail-Benachrichtungen an/ausschalten</text:p>
            </text:list-item>
          </text:list>
        </text:list-item>
      </text:list>
      <text:h text:style-name="P21" text:outline-level="3">Meilenstein</text:h>
      <text:list xml:id="list41271129" text:continue-numbering="true" text:style-name="L4">
        <text:list-item>
          <text:list>
            <text:list-item>
              <text:p text:style-name="P19">Testphase</text:p>
            </text:list-item>
            <text:list-item>
              <text:p text:style-name="P20"><text:soft-page-break/><text:span text:style-name="T4">Zusatzfeature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hmet Aspir</meta:initial-creator>
    <meta:creation-date>2017-03-25T21:29:26.33</meta:creation-date>
    <dc:date>2017-03-26T21:07:38.31</dc:date>
    <dc:creator>Ahmet Aspir</dc:creator>
    <meta:editing-duration>PT19M3S</meta:editing-duration>
    <meta:editing-cycles>11</meta:editing-cycles>
    <meta:generator>LibreOffice/3.6$Windows_x86 LibreOffice_project/58f22d5-270d05a-e2abed1-ea17a85-9b5702</meta:generator>
    <meta:document-statistic meta:table-count="0" meta:image-count="0" meta:object-count="0" meta:page-count="2" meta:paragraph-count="42" meta:word-count="170" meta:character-count="1177" meta:non-whitespace-character-count="1089"/>
  </office:meta>
</office:document-meta>
</file>